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2cm" draw:z-index="0"><draw:image xlink:href="../../odt/images/066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енератор 2-фазного напряж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19cm" draw:z-index="0"><draw:image xlink:href="../../odt/images/0667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модель<text:span text:style-name="T3"> двух синусоидальных сигналов, сдвинутых по фазе на 90 градусов:</text:span></text:p>
            <text:p text:style-name="P3"><draw:frame draw:style-name="fr3" draw:name="Объект6" text:anchor-type="as-char" svg:width="7.664cm" svg:height="1.711cm" draw:z-index="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ext_20_body">где<draw:frame draw:style-name="fr3" draw:name="Объект4" text:anchor-type="as-char" svg:width="1.723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Text_20_body"><text:span text:style-name="T1"><draw:frame draw:style-name="fr3" draw:name="Объект26" text:anchor-type="as-char" svg:width="2.806cm" svg:height="0.621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2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Text_20_body"><text:span text:style-name="T1"><draw:frame draw:style-name="fr3" draw:name="Объект5" text:anchor-type="as-char" svg:width="0.56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Text_20_body">Блок имеет <text:span text:style-name="T1">2</text:span> входных и 2 выходных порта. </text:p>
            <text:p text:style-name="Text_20_body"><text:span text:style-name="T4">В</text:span><text:span text:style-name="T6">ходны</text:span><text:span text:style-name="T4">е</text:span><text:span text:style-name="T6"> сигналы</text:span>:</text:p>
            <text:list xml:id="list2046916607870315013" text:style-name="L1">
              <text:list-item>
                <text:p text:style-name="P5"><text:span text:style-name="T3">Частота</text:span><draw:frame draw:style-name="fr3" draw:name="Объект1" text:anchor-type="as-char" svg:width="0.566cm" svg:height="0.549cm" draw:z-index="0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5"><text:span text:style-name="T2">Напряжение</text:span><text:span text:style-name="T2"><draw:frame draw:style-name="fr3" draw:name="Объект2" text:anchor-type="as-char" svg:width="1.723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Text_20_body"><text:span text:style-name="T4">Вы</text:span><text:span text:style-name="T6">ходные сигналы</text:span>:</text:p>
            <text:list xml:id="list491826985701743296" text:style-name="L2">
              <text:list-item>
                <text:p text:style-name="P6">Напряжение<draw:frame draw:style-name="fr3" draw:name="Объект17" text:anchor-type="as-char" svg:width="1.402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6"><text:span text:style-name="T2">Напряжение</text:span><text:span text:style-name="T2"><draw:frame draw:style-name="fr3" draw:name="Объект8" text:anchor-type="as-char" svg:width="1.37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2-фазного напряжения</dc:title>
    <dc:date>2012-01-29T01:27:04.95</dc:date>
    <meta:generator>OpenOffice_Beta/4.1.0$Win32 OpenOffice.org_project/410m14$Build-9760</meta:generator>
    <meta:editing-duration>PT2H51M11S</meta:editing-duration>
    <meta:editing-cycles>56</meta:editing-cycles>
    <dc:creator>Александр </dc:creator>
    <meta:document-statistic meta:table-count="1" meta:image-count="2" meta:object-count="8" meta:page-count="1" meta:paragraph-count="17" meta:word-count="64" meta:character-count="410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frac>
                            <mo stretchy="false">π</mo>
                            <mn>2</mn>
                          </mfrac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{
alignl U_d(t) ~=~  U_max(t) cdot sin(2 p cdot f cdot t), #
       U_q(t) ~=~  U_max(t) cdot sin(2 p cdot f cdot t + {%pi over 2}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